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Preformatted_20_Text">
      <style:text-properties fo:language="zxx" fo:country="none"/>
    </style:style>
    <style:style style:name="P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Preformatted_20_Text">
      <style:text-properties fo:language="zxx" fo:country="none" fo:font-weight="bold" fo:background-color="#ffd320"/>
    </style:style>
    <style:style style:name="P5" style:family="paragraph" style:parent-style-name="Preformatted_20_Text">
      <style:text-properties fo:language="zxx" fo:country="none" fo:font-weight="bold" fo:background-color="#ffd320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Preformatted_20_Text">
      <style:text-properties fo:language="zxx" fo:country="none" fo:font-weight="bold" fo:background-color="#ffd320" style:language-asian="zxx" style:country-asian="none" style:language-complex="zxx" style:country-complex="none"/>
    </style:style>
    <style:style style:name="P7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Preformatted_20_Text">
      <style:paragraph-properties fo:background-color="#ffd320">
        <style:background-image/>
      </style:paragraph-properties>
    </style:style>
    <style:style style:name="T1" style:family="text">
      <style:text-properties fo:language="zxx" fo:country="none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Source_20_Text"><text:span text:style-name="T3">Random Generator</text:span></text:span></text:p>
      <text:p text:style-name="Preformatted_20_Text"><text:span text:style-name="Source_20_Text"><text:span text:style-name="T2">public class RandomRange extends Random {</text:span></text:span></text:p>
      <text:p text:style-name="Preformatted_20_Text"><text:span text:style-name="Source_20_Text"><text:span text:style-name="T2"><text:s text:c="4"/>public int nextIncInc(int min, int max) {</text:span></text:span></text:p>
      <text:p text:style-name="Preformatted_20_Text"><text:span text:style-name="Source_20_Text"><text:span text:style-name="T2"><text:s text:c="8"/>return nextInt(max - min + 1) + min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><text:s text:c="4"/>public int nextExcInc(int min, int max) {</text:span></text:span></text:p>
      <text:p text:style-name="Preformatted_20_Text"><text:span text:style-name="Source_20_Text"><text:span text:style-name="T2"><text:s text:c="8"/>return nextInt(max - min) + 1 + min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><text:s text:c="4"/>public int nextExcExc(int min, int max) {</text:span></text:span></text:p>
      <text:p text:style-name="Preformatted_20_Text"><text:span text:style-name="Source_20_Text"><text:span text:style-name="T2"><text:s text:c="8"/>return nextInt(max - min - 1) + 1 + min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><text:s text:c="4"/>public int nextIncExc(int min, int max) {</text:span></text:span></text:p>
      <text:p text:style-name="Preformatted_20_Text"><text:span text:style-name="Source_20_Text"><text:span text:style-name="T2"><text:s text:c="8"/>return nextInt(max - min) + min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>UI Record List Record Map Login Logout Navigation</text:span></text:span></text:p>
      <text:p text:style-name="Preformatted_20_Text"><text:span text:style-name="Source_20_Text"><text:span text:style-name="T2">Computer Record List Record Map Key Bunch <text:s text:c="2"/></text:span></text:span></text:p>
      <text:p text:style-name="Preformatted_20_Text"><text:span text:style-name="Source_20_Text"><text:span text:style-name="T2">REST Record JSONString <text:s/>JSONObject Map Key bunch </text:span></text:span></text:p>
      <text:p text:style-name="Preformatted_20_Text"><text:span text:style-name="Source_20_Text"><text:span text:style-name="T2">DB Record – ER Table – Query to multi table Joins 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public static Map&lt;String,String&gt; parse(JSONObject json , Map&lt;String,String&gt; </text:span><text:span text:style-name="Source_20_Text"><text:span text:style-name="T2">keyBunch</text:span></text:span><text:span text:style-name="Source_20_Text">) throws JSONException{</text:span></text:p>
      <text:p text:style-name="Preformatted_20_Text"><text:span text:style-name="Source_20_Text"><text:s text:c="4"/>Iterator&lt;String&gt; keys = json.keys();</text:span></text:p>
      <text:p text:style-name="Preformatted_20_Text"><text:span text:style-name="Source_20_Text"><text:s text:c="4"/>while(keys.hasNext()){</text:span></text:p>
      <text:p text:style-name="Preformatted_20_Text"><text:span text:style-name="Source_20_Text"><text:s text:c="8"/>String key = keys.next();</text:span></text:p>
      <text:p text:style-name="Preformatted_20_Text"><text:span text:style-name="Source_20_Text"><text:s text:c="8"/>String val = null;</text:span></text:p>
      <text:p text:style-name="Preformatted_20_Text"><text:span text:style-name="Source_20_Text"><text:s text:c="8"/>try{</text:span></text:p>
      <text:p text:style-name="Preformatted_20_Text"><text:span text:style-name="Source_20_Text"><text:s text:c="13"/>JSONObject value = json.getJSONObject(key);</text:span></text:p>
      <text:p text:style-name="Preformatted_20_Text"><text:span text:style-name="Source_20_Text"><text:s text:c="13"/>parse(value,</text:span><text:span text:style-name="Source_20_Text"><text:span text:style-name="T2">keyBunch</text:span></text:span><text:span text:style-name="Source_20_Text">);</text:span></text:p>
      <text:p text:style-name="Preformatted_20_Text"><text:span text:style-name="Source_20_Text"><text:s text:c="8"/>}catch(Exception e){</text:span></text:p>
      <text:p text:style-name="Preformatted_20_Text"><text:span text:style-name="Source_20_Text"><text:s text:c="12"/>val = json.getString(key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if(val != null){</text:span></text:p>
      <text:p text:style-name="Preformatted_20_Text"><text:span text:style-name="Source_20_Text"><text:s text:c="12"/></text:span><text:span text:style-name="Source_20_Text"><text:span text:style-name="T2">keyBunch</text:span></text:span><text:span text:style-name="Source_20_Text">.put(key,val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</text:span><text:span text:style-name="Source_20_Text"><text:span text:style-name="T2">keyBunch</text:span></text:span><text:span text:style-name="Source_20_Text">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<text:s/>public static void main(String[] args) throws JSONException {</text:span></text:p>
      <text:p text:style-name="Preformatted_20_Text"><text:span text:style-name="Source_20_Text">String json = "{'ipinfo': {'ip_address': '131.208.128.15','ip_type': 'Mapped','Location': {'continent': 'north america','latitude': 30.1,'longitude': -81.714,'CountryData': {'country': 'united states','country_code': 'us'},'region': 'southeast','StateData': {'state': 'florida','state_code': 'fl'},'CityData': {'city': 'fleming island','postal_code': '32003','time_zone': -5}}}}";</text:span></text:p>
      <text:p text:style-name="Preformatted_20_Text"/>
      <text:p text:style-name="Preformatted_20_Text"><text:span text:style-name="Source_20_Text"><text:s text:c="4"/>JSONObject object = new JSONObject(json);</text:span></text:p>
      <text:p text:style-name="Preformatted_20_Text"><text:span text:style-name="Source_20_Text"><text:s text:c="4"/>JSONObject info = object.getJSONObject("ipinfo");</text:span></text:p>
      <text:p text:style-name="Preformatted_20_Text"><text:span text:style-name="Source_20_Text"><text:s text:c="4"/>Map&lt;String,String&gt; </text:span><text:span text:style-name="Source_20_Text"><text:span text:style-name="T2">keyBunch</text:span></text:span><text:span text:style-name="Source_20_Text"> = new HashMap&lt;String, String&gt;();</text:span></text:p>
      <text:p text:style-name="Preformatted_20_Text"><text:span text:style-name="Source_20_Text"><text:s text:c="4"/>parse(info,</text:span><text:span text:style-name="Source_20_Text"><text:span text:style-name="T2">keyBunch</text:span></text:span><text:span text:style-name="Source_20_Text">);</text:span></text:p>
      <text:p text:style-name="Preformatted_20_Text"><text:span text:style-name="Source_20_Text"><text:s text:c="4"/>String latitude = </text:span><text:span text:style-name="Source_20_Text"><text:span text:style-name="T2">keyBunch</text:span></text:span><text:span text:style-name="Source_20_Text">.get("latitude");</text:span></text:p>
      <text:p text:style-name="Preformatted_20_Text"><text:span text:style-name="Source_20_Text"><text:s text:c="4"/>String longitude = </text:span><text:span text:style-name="Source_20_Text"><text:span text:style-name="T2">keyBunch</text:span></text:span><text:span text:style-name="Source_20_Text">.get("longitude");</text:span></text:p>
      <text:p text:style-name="Preformatted_20_Text"><text:span text:style-name="Source_20_Text"><text:s text:c="4"/>String city = </text:span><text:span text:style-name="Source_20_Text"><text:span text:style-name="T2">keyBunch</text:span></text:span><text:span text:style-name="Source_20_Text">.get("city");</text:span></text:p>
      <text:p text:style-name="Preformatted_20_Text"><text:span text:style-name="Source_20_Text"><text:s text:c="4"/>String state = </text:span><text:span text:style-name="Source_20_Text"><text:span text:style-name="T2">keyBunch</text:span></text:span><text:span text:style-name="Source_20_Text">.get("state");</text:span></text:p>
      <text:p text:style-name="Preformatted_20_Text"><text:span text:style-name="Source_20_Text"><text:s text:c="4"/>String country = </text:span><text:span text:style-name="Source_20_Text"><text:span text:style-name="T2">keyBunch</text:span></text:span><text:span text:style-name="Source_20_Text">.get("country");</text:span></text:p>
      <text:p text:style-name="Preformatted_20_Text"><text:span text:style-name="Source_20_Text"><text:s text:c="4"/>String postal = </text:span><text:span text:style-name="Source_20_Text"><text:span text:style-name="T2">keyBunch</text:span></text:span><text:span text:style-name="Source_20_Text">.get("postal_code");</text:span></text:p>
      <text:p text:style-name="Preformatted_20_Text"/>
      <text:p text:style-name="Preformatted_20_Text"><text:span text:style-name="Source_20_Text"><text:s text:c="4"/>LOGGER.info("Latitude : " + latitude + " LongiTude : " + longitude + " </text:span><text:soft-page-break/><text:span text:style-name="Source_20_Text">City : "+city + " State : "+ state + " Country : "+country+" postal "+postal);</text:span></text:p>
      <text:p text:style-name="Preformatted_20_Text"><text:span text:style-name="Source_20_Text"><text:s text:c="4"/>LOGGER.info("ALL VALUE " + </text:span><text:span text:style-name="Source_20_Text"><text:span text:style-name="T2">keyBunch</text:span></text:span><text:span text:style-name="Source_20_Text">);</text:span></text:p>
      <text:p text:style-name="P1"><text:span text:style-name="Source_20_Text">} </text:span><text:span text:style-name="T2">System.setProperty("javax.net.ssl.keyStore", FullPath);</text:span></text:p>
      <text:p text:style-name="P3"/>
      <text:p text:style-name="P5">File Object – path</text:p>
      <text:p text:style-name="P3"><text:span text:style-name="Source_20_Text">File file = new</text:span> <text:span text:style-name="Source_20_Text">File("/Users/pankaj/test.txt");</text:span></text:p>
      <text:p text:style-name="P3"><text:span text:style-name="Source_20_Text">System.out.println("Path: "+file.getPath());</text:span></text:p>
      <text:p text:style-name="P3"/>
      <text:p text:style-name="Preformatted_20_Text"/>
      <text:p text:style-name="P6">File Object – absolute path</text:p>
      <text:p text:style-name="P2">File file = new File("chromedriver.exe");</text:p>
      <text:p text:style-name="P2">String FileObjectAbsolutePath = file.getAbsolutePath();</text:p>
      <text:p text:style-name="P2">System.out.println("File Object Absolute Path: "+ FileObjectAbsolutePath);</text:p>
      <text:p text:style-name="Preformatted_20_Text"/>
      <text:p text:style-name="P4">URL Object</text:p>
      <text:p text:style-name="P2">URL location = <text:s/>this.getClass().getResource("chromedriver.exe");</text:p>
      <text:p text:style-name="P2">String UrlObjectAbsolutePath = location.getPath();</text:p>
      <text:p text:style-name="P2">System.out.println("Url Object Path: "+ UrlObjectAbsolutePath);</text:p>
      <text:p text:style-name="Preformatted_20_Text"><text:s text:c="3"/></text:p>
      <text:p text:style-name="Preformatted_20_Text"><text:s text:c="6"/></text:p>
      <text:p text:style-name="P4">File Object – canonical path</text:p>
      <text:p text:style-name="P2">File file = new File("chromedriver.exe"); <text:s text:c="6"/></text:p>
      <text:p text:style-name="P2">// create new canonical form file object</text:p>
      <text:p text:style-name="P2">String <text:s/>FileObjectCanonicalPath = file.getCanonicalPath();</text:p>
      <text:p text:style-name="P2">System.out.println("File object canonical Path: "+ FileObjectCanonicalPath);</text:p>
      <text:p text:style-name="Preformatted_20_Text"/>
      <text:p text:style-name="P4">File Object – path</text:p>
      <text:p text:style-name="Preformatted_20_Text"><text:span text:style-name="Source_20_Text"><text:span text:style-name="T1">File file = new</text:span></text:span><text:span text:style-name="T1"> </text:span><text:span text:style-name="Source_20_Text"><text:span text:style-name="T1">File("chromedriver.exe");</text:span></text:span></text:p>
      <text:p text:style-name="P1"><text:span text:style-name="Source_20_Text"><text:span text:style-name="T1">System.out.println("File Object Path: "+file.getPath());</text:span></text:span></text:p>
      <text:p text:style-name="P6">Using Class Loader</text:p>
      <text:p text:style-name="P3">public class TT {</text:p>
      <text:p text:style-name="P3">public static void main(String[] args) { <text:s text:c="3"/></text:p>
      <text:p text:style-name="P3">String path = TT.class.getClassLoader().getResource("chromedriver.exe").getPath();</text:p>
      <text:p text:style-name="P3">File file = new File(path);</text:p>
      <text:p text:style-name="P3">LOGGER.info(file.getAbsolutePath());</text:p>
      <text:p text:style-name="P3">System.setProperty("javax.net.ssl.keyStore", FullPath);</text:p>
      <text:p text:style-name="P3">}</text:p>
      <text:p text:style-name="P3">} </text:p>
      <text:p text:style-name="P3"/>
      <text:p text:style-name="P3">Rapid brain storming principles clear thinking </text:p>
      <text:p text:style-name="P3">card complete - 50 days 500 evaluations </text:p>
      <text:p text:style-name="P3">Multiple Instance Sauce Lab setup Remote Instance Jenkins Setup Force</text:p>
      <text:p text:style-name="P3"/>
      <text:p text:style-name="P5">November 23 2016 1:32 pm</text:p>
      <text:p text:style-name="P3">Instance <text:s/>issues – Inform team if more than 60 minutes</text:p>
      <text:p text:style-name="P3">1299 1302 checkin </text:p>
      <text:p text:style-name="P3">Team run the scenario</text:p>
      <text:p text:style-name="P3">Merge 580-feature 580-browser-factory-update</text:p>
      <text:p text:style-name="P3">Rapid Brain stroming principl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5DT23H44M45S</meta:editing-duration>
    <meta:editing-cycles>78</meta:editing-cycles>
    <meta:generator>OpenOffice.org/3.4.1$Win32 OpenOffice.org_project/341m1$Build-9593</meta:generator>
    <dc:date>2016-11-24T16:33:26.05</dc:date>
    <meta:document-statistic meta:table-count="0" meta:image-count="0" meta:object-count="0" meta:page-count="2" meta:paragraph-count="90" meta:word-count="426" meta:character-count="3776"/>
    <meta:user-defined meta:name="Info 1"/>
    <meta:user-defined meta:name="Info 2"/>
    <meta:user-defined meta:name="Info 3"/>
    <meta:user-defined meta:name="Info 4"/>
  </office:meta>
</office:document-meta>
</file>